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Liberation Serif" fo:font-size="18pt" fo:font-weight="normal" officeooo:rsid="02138ae9" officeooo:paragraph-rsid="0246a2e9" style:font-size-asian="18pt" style:font-weight-asian="normal" style:font-size-complex="18pt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style:font-name="Liberation Serif" fo:font-size="18pt" fo:font-weight="bold" officeooo:rsid="02138ae9" officeooo:paragraph-rsid="0246a2e9" style:font-size-asian="18pt" style:font-weight-asian="bold" style:font-size-complex="18pt" style:font-weight-complex="bold"/>
    </style:style>
    <style:style style:name="P6" style:family="paragraph" style:parent-style-name="Text_20_body"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Text_20_body" style:list-style-name="L2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5d4252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">4</text:span> <text:span text:style-name="T1">ANSIBLE</text:span></text:p>
      <text:p text:style-name="P2"/>
      <text:list xml:id="list9154388433776512959" text:style-name="L1">
        <text:list-item>
          <text:p text:style-name="P3"><text:span text:style-name="T2">Assignment </text:span><text:span text:style-name="T3">1</text:span></text:p>
          <text:p text:style-name="P4"><text:span text:style-name="T4">1. </text:span>Create an Ansible playbook that targets members of the "app" group has the following state:</text:p>
        </text:list-item>
        <text:list-item text:style-override="L2">
          <text:p text:style-name="P8">The tomcat7 is installed in all host </text:p>
        </text:list-item>
        <text:list-item text:style-override="L2">
          <text:p text:style-name="P9"><text:span text:style-name="T5">Has the war file in webapps folder specified in </text:span><text:span text:style-name="Source_20_Text"><text:span text:style-name="T5">appwar</text:span></text:span><text:span text:style-name="T5">. </text:span></text:p>
        </text:list-item>
        <text:list-item text:style-override="L2">
          <text:p text:style-name="P7">Tomcat is started on each host. </text:p>
        </text:list-item>
      </text:list>
      <text:p text:style-name="Text_20_body"><text:span text:style-name="T5">While developing the playbook use the </text:span><text:span text:style-name="Source_20_Text"><text:span text:style-name="T5">--syntax-check</text:span></text:span><text:span text:style-name="T5"> to check your work and debug problems. Run your playbook in verbose mode using the </text:span><text:span text:style-name="Source_20_Text"><text:span text:style-name="T5">-v</text:span></text:span><text:span text:style-name="T5"> switch to get more information on what Ansible is doing. Try </text:span><text:span text:style-name="Source_20_Text"><text:span text:style-name="T5">-vv</text:span></text:span><text:span text:style-name="T5"> and </text:span><text:span text:style-name="Source_20_Text"><text:span text:style-name="T5">-vvv</text:span></text:span><text:span text:style-name="T5"> for added verbosity. Also consider running </text:span><text:span text:style-name="Source_20_Text"><text:span text:style-name="T5">--check</text:span></text:span><text:span text:style-name="T5"> to do a dry-run as you are developing.</text:span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Standard"><text:soft-page-break/><text:span text:style-name="T5">---<text:line-break/> - hosts: Debian<text:line-break/> <text:s text:c="2"/>remote_user: root<text:line-break/> <text:s text:c="2"/>become: yes<text:line-break/> <text:s text:c="2"/>become_method: sudo<text:line-break/> <text:s text:c="2"/>vars:<text:line-break/> <text:s text:c="3"/>Final: 'Tomcat8 has been Installed'<text:line-break/> <text:s text:c="2"/>tasks:<text:line-break/> <text:s text:c="2"/>- name: Install Tomcat8<text:line-break/> <text:s text:c="4"/>apt:<text:line-break/> <text:s text:c="6"/>name: tomcat8<text:line-break/> <text:s text:c="6"/>state: present<text:line-break/> <text:s text:c="2"/>- name: Starting tomcat8.service<text:line-break/> <text:s text:c="4"/>service:<text:line-break/> <text:s text:c="6"/>name: tomcat8.service<text:line-break/> <text:s text:c="6"/>state: stopped<text:line-break/> <text:s text:c="2"/>- name: Copy war file to Tomcat webapps<text:line-break/> <text:s text:c="4"/>copy:<text:line-break/> <text:s text:c="6"/>src: /home/vagrant/warf/assignment/<text:line-break/> <text:s text:c="6"/>dest: /usr/share/tomcat8/webapps/<text:line-break/> <text:s text:c="2"/>- name: Starting tomcat8.service<text:line-break/> <text:s text:c="4"/>service: <text:line-break/> <text:s text:c="6"/>name: tomcat8.service <text:line-break/> <text:s text:c="6"/>state: started</text:span></text:p>
      <text:p text:style-name="Standard"/>
      <text:p text:style-name="Text_20_body"><text:span text:style-name="T5"/></text:p>
      <text:p text:style-name="P6"/>
      <text:list xml:id="list25250341991896" text:continue-numbering="true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15T02:52:32.464791430</dc:date>
    <meta:editing-duration>P1DT16H46M57S</meta:editing-duration>
    <meta:editing-cycles>310</meta:editing-cycles>
    <meta:generator>LibreOffice/5.1.6.2$Linux_X86_64 LibreOffice_project/10m0$Build-2</meta:generator>
    <meta:document-statistic meta:table-count="0" meta:image-count="0" meta:object-count="0" meta:page-count="2" meta:paragraph-count="9" meta:word-count="161" meta:character-count="1115" meta:non-whitespace-character-count="857"/>
  </office:meta>
</office:document-meta>
</file>